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Chapter 15 <text:s/><text:line-break/>Tables of Contents, Indexes, Bibliographies</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iknutí pravým tlačítkem</text:p>
          </table:table-cell>
          <table:table-cell table:style-name="Table4.A2" office:value-type="string">
            <text:p text:style-name="P24"><text:span text:style-name="Keystroke">Control</text:span>+click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Tables of contents<text:tab/>5</text:a></text:p>
          <text:p text:style-name="P44"><text:a xlink:type="simple" xlink:href="#__RefHeading__25155_6698146" text:style-name="Index_20_Link" text:visited-style-name="Index_20_Link">Creating a table of contents quickly<text:tab/>5</text:a></text:p>
          <text:p text:style-name="P44"><text:a xlink:type="simple" xlink:href="#__RefHeading___Toc10131_2418320379" text:style-name="Index_20_Link" text:visited-style-name="Index_20_Link">Customizing a table of contents<text:tab/>6</text:a></text:p>
          <text:p text:style-name="P45"><text:a xlink:type="simple" xlink:href="#__RefHeading___Toc9836_2272100658" text:style-name="Index_20_Link" text:visited-style-name="Index_20_Link">Type page<text:tab/>7</text:a></text:p>
          <text:p text:style-name="P45"><text:a xlink:type="simple" xlink:href="#__RefHeading___Toc9838_2272100658" text:style-name="Index_20_Link" text:visited-style-name="Index_20_Link">Entries page<text:tab/>8</text:a></text:p>
          <text:p text:style-name="P45"><text:a xlink:type="simple" xlink:href="#__RefHeading__36533920" text:style-name="Index_20_Link" text:visited-style-name="Index_20_Link">Styles page<text:tab/>10</text:a></text:p>
          <text:p text:style-name="P45"><text:a xlink:type="simple" xlink:href="#__RefHeading___Toc10133_2418320379" text:style-name="Index_20_Link" text:visited-style-name="Index_20_Link">Columns page<text:tab/>11</text:a></text:p>
          <text:p text:style-name="P45"><text:a xlink:type="simple" xlink:href="#__RefHeading___Toc5542_2418320379" text:style-name="Index_20_Link" text:visited-style-name="Index_20_Link">Background page<text:tab/>11</text:a></text:p>
          <text:p text:style-name="P44"><text:a xlink:type="simple" xlink:href="#__RefHeading___Toc10135_2418320379" text:style-name="Index_20_Link" text:visited-style-name="Index_20_Link">Editing a table of contents<text:tab/>13</text:a></text:p>
          <text:p text:style-name="P44"><text:a xlink:type="simple" xlink:href="#__RefHeading___Toc10137_2418320379" text:style-name="Index_20_Link" text:visited-style-name="Index_20_Link">Updating a table of contents<text:tab/>14</text:a></text:p>
          <text:p text:style-name="P44"><text:a xlink:type="simple" xlink:href="#__RefHeading___Toc10139_2418320379" text:style-name="Index_20_Link" text:visited-style-name="Index_20_Link">Deleting a table of contents<text:tab/>14</text:a></text:p>
          <text:p text:style-name="P61"><text:a xlink:type="simple" xlink:href="#__RefHeading__35312319" text:style-name="Index_20_Link" text:visited-style-name="Index_20_Link">Alphabetic indexes<text:tab/>14</text:a></text:p>
          <text:p text:style-name="P44"><text:a xlink:type="simple" xlink:href="#__RefHeading__25203_6698146" text:style-name="Index_20_Link" text:visited-style-name="Index_20_Link">Adding index entries<text:tab/>14</text:a></text:p>
          <text:p text:style-name="P45"><text:a xlink:type="simple" xlink:href="#__RefHeading___Toc90949_2844276240" text:style-name="Index_20_Link" text:visited-style-name="Index_20_Link">Example of using an index key<text:tab/>16</text:a></text:p>
          <text:p text:style-name="P44"><text:a xlink:type="simple" xlink:href="#__RefHeading___Toc4704_2780182517" text:style-name="Index_20_Link" text:visited-style-name="Index_20_Link">Creating a concordance<text:tab/>16</text:a></text:p>
          <text:p text:style-name="P44"><text:a xlink:type="simple" xlink:href="#__RefHeading___Toc9263_2780182517" text:style-name="Index_20_Link" text:visited-style-name="Index_20_Link">Creating an alphabetic index quickly<text:tab/>17</text:a></text:p>
          <text:p text:style-name="P44"><text:a xlink:type="simple" xlink:href="#__RefHeading__25209_6698146" text:style-name="Index_20_Link" text:visited-style-name="Index_20_Link">Customizing an index<text:tab/>17</text:a></text:p>
          <text:p text:style-name="P45"><text:a xlink:type="simple" xlink:href="#__RefHeading__25414_279665469" text:style-name="Index_20_Link" text:visited-style-name="Index_20_Link">Type page<text:tab/>17</text:a></text:p>
          <text:p text:style-name="P45"><text:a xlink:type="simple" xlink:href="#__RefHeading__25213_6698146" text:style-name="Index_20_Link" text:visited-style-name="Index_20_Link">Entries page<text:tab/>18</text:a></text:p>
          <text:p text:style-name="P45"><text:a xlink:type="simple" xlink:href="#__RefHeading__25225_6698146" text:style-name="Index_20_Link" text:visited-style-name="Index_20_Link">Styles and Background pages<text:tab/>20</text:a></text:p>
          <text:p text:style-name="P45"><text:a xlink:type="simple" xlink:href="#__RefHeading__10138_1642699150" text:style-name="Index_20_Link" text:visited-style-name="Index_20_Link">Columns page<text:tab/>20</text:a></text:p>
          <text:p text:style-name="P44"><text:a xlink:type="simple" xlink:href="#__RefHeading__25227_6698146" text:style-name="Index_20_Link" text:visited-style-name="Index_20_Link">Maintaining an index<text:tab/>21</text:a></text:p>
          <text:p text:style-name="P45"><text:a xlink:type="simple" xlink:href="#__RefHeading__25229_6698146" text:style-name="Index_20_Link" text:visited-style-name="Index_20_Link">Viewing and editing existing index entries<text:tab/>21</text:a></text:p>
          <text:p text:style-name="P61"><text:a xlink:type="simple" xlink:href="#__RefHeading___Toc90630_2844276240" text:style-name="Index_20_Link" text:visited-style-name="Index_20_Link">Other types of indexes<text:tab/>22</text:a></text:p>
          <text:p text:style-name="P44"><text:a xlink:type="simple" xlink:href="#__RefHeading__25231_6698146" text:style-name="Index_20_Link" text:visited-style-name="Index_20_Link">Example: Creating an index of figures<text:tab/>22</text:a></text:p>
          <text:p text:style-name="P61"><text:a xlink:type="simple" xlink:href="#__RefHeading__25233_6698146" text:style-name="Index_20_Link" text:visited-style-name="Index_20_Link">Bibliographies<text:tab/>23</text:a></text:p>
          <text:p text:style-name="P44"><text:a xlink:type="simple" xlink:href="#__RefHeading__25235_6698146" text:style-name="Index_20_Link" text:visited-style-name="Index_20_Link">Creating a bibliographic database<text:tab/>24</text:a></text:p>
          <text:p text:style-name="P45"><text:a xlink:type="simple" xlink:href="#__RefHeading__25237_6698146" text:style-name="Index_20_Link" text:visited-style-name="Index_20_Link">Filtering records<text:tab/>25</text:a></text:p>
          <text:p text:style-name="P45"><text:a xlink:type="simple" xlink:href="#__RefHeading___Toc5502_683246203" text:style-name="Index_20_Link" text:visited-style-name="Index_20_Link">Changing the data source<text:tab/>26</text:a></text:p>
          <text:p text:style-name="P44"><text:a xlink:type="simple" xlink:href="#__RefHeading__9426_1858145868" text:style-name="Index_20_Link" text:visited-style-name="Index_20_Link">Adding entries to the database<text:tab/>26</text:a></text:p>
          <text:p text:style-name="P44"><text:a xlink:type="simple" xlink:href="#__RefHeading__25247_6698146" text:style-name="Index_20_Link" text:visited-style-name="Index_20_Link">Maintaining entries in the database<text:tab/>26</text:a></text:p>
          <text:p text:style-name="P44"><text:a xlink:type="simple" xlink:href="#__RefHeading___Toc5512_683246203" text:style-name="Index_20_Link" text:visited-style-name="Index_20_Link">Advanced: Modifying the bibliographic database<text:tab/>26</text:a></text:p>
          <text:p text:style-name="P45"><text:a xlink:type="simple" xlink:href="#__RefHeading___Toc5506_683246203" text:style-name="Index_20_Link" text:visited-style-name="Index_20_Link">Column details<text:tab/>26</text:a></text:p>
          <text:p text:style-name="P45"><text:a xlink:type="simple" xlink:href="#__RefHeading__25243_6698146" text:style-name="Index_20_Link" text:visited-style-name="Index_20_Link">Field details<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Type page<text:tab/>30</text:a></text:p>
          <text:p text:style-name="P45"><text:a xlink:type="simple" xlink:href="#__RefHeading__25255_6698146" text:style-name="Index_20_Link" text:visited-style-name="Index_20_Link">Entries page<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Tables of contents<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Creating a table of contents quickly<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ik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Type page<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Entries page<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yles page<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Columns pag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Background page<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Updating a table of contents<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lphabetic indexes<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Example of using an index key<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Creating a conc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Creating an alphabetic index quickly<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Klikneme na <text:span text:style-name="Strong_20_Emphasis">OK</text:span>. The result will be a typical index.</text:p>
        </text:list-item>
      </text:list>
      <text:h text:style-name="P83" text:outline-level="2"><text:bookmark-start text:name="__RefHeading__25209_6698146"/><text:alphabetical-index-mark text:string-value="přizpůsobení" text:key1="index"/>Customizing an index<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Type page<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Seřadit</text:span></text:p>
      <text:p text:style-name="P53">Defines how the entries are sorted when displayed. The only option is alphanumeric, but you can define which language alphabet will be used.</text:p>
      <text:h text:style-name="P86" text:outline-level="3"><text:bookmark-start text:name="__RefHeading__25213_6698146"/>Entries page<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plying character styles<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yles and Background pages<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Columns pag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Maintaining an index<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Klikneme na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bibliography"/>Bibliographies<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Tip</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ering records<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Changing the data source<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Adding entries to the databas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Maintaining entries in the database<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Advanced: Modifying the bibliographic databas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Column details<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Field details<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Type page<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Entries page<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5  Tables of Contents, Indexes, Bibliographi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Chapter 15  Tables of Contents, Indexes, Bibliographies</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